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Helvetica Neue" svg:font-family="'Helvetica Neue'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1in"/>
    </style:style>
    <style:style style:name="co2" style:family="table-column">
      <style:table-column-properties fo:break-before="auto" style:column-width="1.7083in"/>
    </style:style>
    <style:style style:name="co3" style:family="table-column">
      <style:table-column-properties fo:break-before="auto" style:column-width="0.562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0.6772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5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tyle="italic" style:text-underline-style="solid" style:text-underline-width="auto" style:text-underline-color="font-color" fo:font-weight="bold" style:font-name-asian="Calibri" style:font-style-asian="italic" style:font-weight-asian="bold" style:font-name-complex="Calibri" style:font-style-complex="italic" style:font-weight-complex="bold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ce7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Excel_20_Built-in_20_Normal" style:data-style-name="N8117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8117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Helvetica Neue" fo:font-size="9pt" style:font-name-asian="Helvetica Neue" style:font-size-asian="9pt" style:font-name-complex="Helvetica Neue" style:font-size-complex="9pt"/>
    </style:style>
    <style:style style:name="ce10" style:family="table-cell" style:parent-style-name="Excel_20_Built-in_20_Normal" style:data-style-name="N8117">
      <style:table-cell-properties fo:background-color="transparent" style:vertical-align="automatic"/>
      <style:text-properties style:font-name="Helvetica Neue" fo:font-size="9pt" style:font-name-asian="Helvetica Neue" style:font-size-asian="9pt" style:font-name-complex="Helvetica Neue" style:font-size-complex="9pt"/>
    </style:style>
    <style:style style:name="ce11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" style:font-name-complex="Calibri"/>
    </style:style>
    <style:style style:name="T1" style:family="text"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font-name="Calibri1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NOTE: this is the agent task view for who <text:span text:style-name="T1">ACTUALLY</text:span> did what. In previous deliverables, the agent task view was a combination of assignments and who did what task.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embers would shift around and end up doing/helping out other people's task.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his task view is fixed up and now properly shows on who actually did what, and whether they contributed sufficiently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office:value-type="string">
            <text:p>note: if no date of completion is specified, assume completed sometime around the due date (day of, or few days befor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LIVERABLE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Tasks</text:p>
          </table:table-cell>
          <table:table-cell table:number-columns-repeated="7"/>
          <table:table-cell table:style-name="ce4" office:value-type="string">
            <text:p>TYPE</text:p>
          </table:table-cell>
          <table:table-cell table:style-name="ce4" office:value-type="string">
            <text:p>DU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Agents</text:p>
          </table:table-cell>
          <table:table-cell/>
          <table:table-cell table:style-name="ce7" office:value-type="string">
            <text:p>Vivian</text:p>
          </table:table-cell>
          <table:table-cell table:style-name="ce7" office:value-type="string">
            <text:p>Dennis</text:p>
          </table:table-cell>
          <table:table-cell table:style-name="ce7" office:value-type="string">
            <text:p>Ryan</text:p>
          </table:table-cell>
          <table:table-cell table:style-name="ce7" office:value-type="string">
            <text:p>Moath</text:p>
          </table:table-cell>
          <table:table-cell table:style-name="ce7" office:value-type="string">
            <text:p>Kedar</text:p>
          </table:table-cell>
          <table:table-cell table:style-name="ce7" office:value-type="string">
            <text:p>Anwar</text:p>
          </table:table-cell>
          <table:table-cell table:style-name="ce7" office:value-type="string">
            <text:p>Alice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4"/>
          <table:table-cell table:style-name="ce5" office:value-type="string">
            <text:p>Assign roles to members</text:p>
          </table:table-cell>
          <table:table-cell table:number-columns-repeated="7" office:value-type="string">
            <text:p>x</text:p>
          </table:table-cell>
          <table:table-cell office:value-type="string">
            <text:p>Mandatory</text:p>
          </table:table-cell>
          <table:table-cell table:style-name="ce8" office:value-type="date" office:date-value="2016-09-26">
            <text:p>26-Sep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5" office:value-type="string">
            <text:p>Finalize the role assignment document</text:p>
          </table:table-cell>
          <table:table-cell office:value-type="string">
            <text:p>x</text:p>
          </table:table-cell>
          <table:table-cell table:style-name="ce7" table:number-columns-repeated="6"/>
          <table:table-cell office:value-type="string">
            <text:p>Mandatory</text:p>
          </table:table-cell>
          <table:table-cell table:style-name="ce8" office:value-type="date" office:date-value="2016-09-26">
            <text:p>26-Sep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Brainstorm questions for the client</text:p>
          </table:table-cell>
          <table:table-cell table:number-columns-repeated="7" office:value-type="string">
            <text:p>x</text:p>
          </table:table-cell>
          <table:table-cell office:value-type="string">
            <text:p>Mandatory</text:p>
          </table:table-cell>
          <table:table-cell table:style-name="ce9" office:value-type="date" office:date-value="2016-09-29">
            <text:p>29-Sep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Finalize the questions document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9" office:value-type="date" office:date-value="2016-09-29">
            <text:p>29-Sep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Plan out tasks for DELIVERABLE 2</text:p>
          </table:table-cell>
          <table:table-cell table:number-columns-repeated="7" office:value-type="string">
            <text:p>x</text:p>
          </table:table-cell>
          <table:table-cell office:value-type="string">
            <text:p>Optional</text:p>
          </table:table-cell>
          <table:table-cell table:style-name="ce9" office:value-type="date" office:date-value="2016-09-29">
            <text:p>29-Sep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Organize all the meeting minutes up to date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Optional</text:p>
          </table:table-cell>
          <table:table-cell/>
          <table:table-cell office:value-type="string">
            <text:p>DONE</text:p>
          </table:table-cell>
          <table:table-cell table:number-columns-repeated="1012"/>
        </table:table-row>
        <table:table-row table:style-name="ro2" table:number-rows-repeated="3">
          <table:table-cell/>
          <table:table-cell table:style-name="ce5"/>
          <table:table-cell table:number-columns-repeated="1022"/>
        </table:table-row>
        <table:table-row table:style-name="ro2">
          <table:table-cell table:style-name="ce3" office:value-type="string">
            <text:p>DELIVERABLE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Tasks</text:p>
          </table:table-cell>
          <table:table-cell table:number-columns-repeated="7"/>
          <table:table-cell table:style-name="ce4" office:value-type="string">
            <text:p>TYPE</text:p>
          </table:table-cell>
          <table:table-cell table:style-name="ce4" office:value-type="string">
            <text:p>DU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Agents</text:p>
          </table:table-cell>
          <table:table-cell/>
          <table:table-cell table:style-name="ce7" office:value-type="string">
            <text:p>Vivian</text:p>
          </table:table-cell>
          <table:table-cell table:style-name="ce7" office:value-type="string">
            <text:p>Dennis</text:p>
          </table:table-cell>
          <table:table-cell table:style-name="ce7" office:value-type="string">
            <text:p>Ryan</text:p>
          </table:table-cell>
          <table:table-cell table:style-name="ce7" office:value-type="string">
            <text:p>Moath</text:p>
          </table:table-cell>
          <table:table-cell table:style-name="ce7" office:value-type="string">
            <text:p>Kedar</text:p>
          </table:table-cell>
          <table:table-cell table:style-name="ce7" office:value-type="string">
            <text:p>Anwar</text:p>
          </table:table-cell>
          <table:table-cell table:style-name="ce7" office:value-type="string">
            <text:p>Alice</text:p>
          </table:table-cell>
          <table:table-cell table:style-name="ce7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Unit tests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office:value-type="string">
            <text:p>DONE</text:p>
          </table:table-cell>
          <table:table-cell office:value-type="string">
            <text:p>Some members did not write proper unit tests (not QT test)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Tests cases (high level)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office:value-type="string">
            <text:p>DONE: Oct 16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Fix code for failing test cases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office:value-type="string">
            <text:p>DONE</text:p>
          </table:table-cell>
          <table:table-cell office:value-type="string">
            <text:p>Assigned some members to fix code, some members did not do this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Matrices</text:p>
          </table:table-cell>
          <table:table-cell table:number-columns-repeated="7" office:value-type="string">
            <text:p>x</text:p>
          </table:table-cell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ocument bugs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office:value-type="string">
            <text:p>DONE</text:p>
          </table:table-cell>
          <table:table-cell office:value-type="string">
            <text:p>Did not match up bugs to corresponding test cases because of miscommunication among members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Document decided improvements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table:style-name="ce5" office:value-type="string">
            <text:p>DONE: oct 16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inalize code and merg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Assess the Peach Galaxy's UI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table:style-name="ce5" office:value-type="string">
            <text:p>DONE: oct 18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Assess the Peach Galaxy's documentation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table:style-name="ce5" office:value-type="string">
            <text:p>DONE: oct 19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Assess the Peach Galaxy's code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table:style-name="ce5" office:value-type="string">
            <text:p>DONE: oct 19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inalize documents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Organize all the meeting minutes up to date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date" office:date-value="2016-10-21">
            <text:p>21-Oct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>
          <table:table-cell/>
          <table:table-cell table:style-name="ce5"/>
          <table:table-cell table:number-columns-repeated="8"/>
          <table:table-cell table:style-name="ce10"/>
          <table:table-cell/>
          <table:table-cell office:value-type="string">
            <text:p>Note: for this deliverable, some members would do a task, but not contribute as much</text:p>
          </table:table-cell>
          <table:table-cell table:number-columns-repeated="1011"/>
        </table:table-row>
        <table:table-row table:style-name="ro2">
          <table:table-cell/>
          <table:table-cell table:style-name="ce5"/>
          <table:table-cell table:number-columns-repeated="8"/>
          <table:table-cell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LIVERABLE 3 (STAGE 1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Tasks</text:p>
          </table:table-cell>
          <table:table-cell table:number-columns-repeated="7"/>
          <table:table-cell table:style-name="ce4" office:value-type="string">
            <text:p>TYPE</text:p>
          </table:table-cell>
          <table:table-cell table:style-name="ce4" office:value-type="string">
            <text:p>DU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Agents</text:p>
          </table:table-cell>
          <table:table-cell/>
          <table:table-cell table:style-name="ce7" office:value-type="string">
            <text:p>Vivian</text:p>
          </table:table-cell>
          <table:table-cell table:style-name="ce7" office:value-type="string">
            <text:p>Dennis</text:p>
          </table:table-cell>
          <table:table-cell table:style-name="ce7" office:value-type="string">
            <text:p>Ryan</text:p>
          </table:table-cell>
          <table:table-cell table:style-name="ce7" office:value-type="string">
            <text:p>Moath</text:p>
          </table:table-cell>
          <table:table-cell table:style-name="ce7" office:value-type="string">
            <text:p>Kedar</text:p>
          </table:table-cell>
          <table:table-cell table:style-name="ce7" office:value-type="string">
            <text:p>Anwar</text:p>
          </table:table-cell>
          <table:table-cell table:style-name="ce7" office:value-type="string">
            <text:p>Alice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>
            <text:p>Add line graph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IN PROGRESS</text:p>
          </table:table-cell>
          <table:table-cell office:value-type="string">
            <text:p>Graph incomplete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Adding session save state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IN PROGRESS</text:p>
          </table:table-cell>
          <table:table-cell office:value-type="string">
            <text:p>Session state incomplete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create/update test cases and unit tests</text:p>
          </table:table-cell>
          <table:table-cell table:number-columns-repeated="7"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unassigned</text:p>
          </table:table-cell>
          <table:table-cell office:value-type="string">
            <text:p>left task open to everyone, but did not have time to do it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create/update test matrices</text:p>
          </table:table-cell>
          <table:table-cell table:number-columns-repeated="7"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unassigned</text:p>
          </table:table-cell>
          <table:table-cell office:value-type="string">
            <text:p>left task open to everyone, but did not have time to do it</text:p>
          </table:table-cell>
          <table:table-cell table:number-columns-repeated="1011"/>
        </table:table-row>
        <table:table-row table:style-name="ro4">
          <table:table-cell/>
          <table:table-cell table:style-name="ce5" office:value-type="string">
            <text:p>add ability to modify sort order (ApplePicker Mp4, change ascneding descending)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STRETCH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</text:p>
          </table:table-cell>
          <table:table-cell office:value-type="string">
            <text:p>NOTE: originally this was mislabelled as user selected list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Fix export to PDF error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Optional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: oct 3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Fix pie chart colours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Optional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: oct 3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dd stacked bar graph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IN PROGRESS</text:p>
          </table:table-cell>
          <table:table-cell office:value-type="string">
            <text:p>Graph incomplete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deliver an exe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STRETCH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</text:p>
          </table:table-cell>
          <table:table-cell office:value-type="string">
            <text:p>note: was not required for this deliverable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Create a use case diagram</text:p>
          </table:table-cell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: oct 31</text:p>
          </table:table-cell>
          <table:table-cell table:style-name="ce11" office:value-type="string">
            <text:p>NOTE: diagram <text:span text:style-name="T2">was </text:span><text:span text:style-name="T2">complete, but was </text:span><text:span text:style-name="T2">forgotten in final </text:span><text:span text:style-name="T2">submission</text:span>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create original class diagram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?</text:p>
          </table:table-cell>
          <table:table-cell office:value-type="string">
            <text:p>NOTE: class diagram was NOT done properly, reassign to other member for next deliverable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create enhanced class diagram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?</text:p>
          </table:table-cell>
          <table:table-cell office:value-type="string">
            <text:p>NOTE: class diagram was NOT done properly; unsure if the enhanced diagram was actually completed because the file was unreadable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organize agent-view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>
            <text:p>Organize task management system (Trello)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Optional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Plan task allocation from Stage 1 to Stage 2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inalize code and merg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Organize meeting minutes up to date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date" office:date-value="2016-10-31">
            <text:p>31-Oct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>
          <table:table-cell/>
          <table:table-cell table:style-name="ce5"/>
          <table:table-cell table:number-columns-repeated="8"/>
          <table:table-cell table:style-name="ce10"/>
          <table:table-cell table:number-columns-repeated="1013"/>
        </table:table-row>
        <table:table-row table:style-name="ro2">
          <table:table-cell table:style-name="ce1" office:value-type="string">
            <text:p>NOTE: Our task management tool, Trello, acts as our live agent-task view across all deliverables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 office:value-type="string">
            <text:p>DELIVERABLE 4 (STAGE 2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Tasks</text:p>
          </table:table-cell>
          <table:table-cell table:number-columns-repeated="7"/>
          <table:table-cell table:style-name="ce4" office:value-type="string">
            <text:p>TYPE</text:p>
          </table:table-cell>
          <table:table-cell table:style-name="ce4" office:value-type="string">
            <text:p>DU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Agents</text:p>
          </table:table-cell>
          <table:table-cell/>
          <table:table-cell table:style-name="ce7" office:value-type="string">
            <text:p>Vivian</text:p>
          </table:table-cell>
          <table:table-cell table:style-name="ce7" office:value-type="string">
            <text:p>Dennis</text:p>
          </table:table-cell>
          <table:table-cell table:style-name="ce7" office:value-type="string">
            <text:p>Ryan</text:p>
          </table:table-cell>
          <table:table-cell table:style-name="ce7" office:value-type="string">
            <text:p>Moath</text:p>
          </table:table-cell>
          <table:table-cell table:style-name="ce7" office:value-type="string">
            <text:p>Kedar</text:p>
          </table:table-cell>
          <table:table-cell table:style-name="ce7" office:value-type="string">
            <text:p>Anwar</text:p>
          </table:table-cell>
          <table:table-cell table:style-name="ce7" office:value-type="string">
            <text:p>Alice</text:p>
          </table:table-cell>
          <table:table-cell table:style-name="ce7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CODE</text:p>
          </table:table-cell>
          <table:table-cell table:style-name="ce7" table:number-columns-repeated="9"/>
          <table:table-cell table:number-columns-repeated="1013"/>
        </table:table-row>
        <table:table-row table:style-name="ro1">
          <table:table-cell/>
          <table:table-cell table:style-name="ce5" office:value-type="string">
            <text:p>Add line graph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IN PROGRESS</text:p>
          </table:table-cell>
          <table:table-cell office:value-type="string">
            <text:p>Completed, but excluded from submission (code didn't compile). Vivian only reviewed code, Moath was the one who coded it</text:p>
          </table:table-cell>
          <table:table-cell table:number-columns-repeated="1011"/>
        </table:table-row>
        <table:table-row table:style-name="ro5">
          <table:table-cell/>
          <table:table-cell table:style-name="ce5" office:value-type="string">
            <text:p>allows the user to open, edit and save the records they have edited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office:value-type="string">
            <text:p>IN PROGRESS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Adding session save state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: nov 2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dd stacked bar graph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IN PROGRESS</text:p>
          </table:table-cell>
          <table:table-cell office:value-type="string">
            <text:p>Completed, but excluded from submission because code would not compile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ability to sort by a user selected list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: nov 22</text:p>
          </table:table-cell>
          <table:table-cell office:value-type="string">
            <text:p>Note: at this point the user selected list does not display the graphs properly (it was clarified that the list should display a graph in the customer session AFTER deliverable 4's submission), and is dependent on the completion of the other graph types</text:p>
          </table:table-cell>
          <table:table-cell table:number-columns-repeated="1011"/>
        </table:table-row>
        <table:table-row table:style-name="ro4">
          <table:table-cell/>
          <table:table-cell table:style-name="ce5" office:value-type="string">
            <text:p>implement navigation of erroneous entries when CSV files are loaded for the first time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IN PROGRESS</text:p>
          </table:table-cell>
          <table:table-cell office:value-type="string">
            <text:p>almost done, but excluded code from submission because would not compile and still in progress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ability to sort by member division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office:value-type="string">
            <text:p>note: alice worked on this, but her code ended up being scrapped at it was deemed extremely inefficient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error handling of missing mandatory fields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>
            <text:p>fix the crashing issue when loading the new sample data</text:p>
          </table:table-cell>
          <table:table-cell table:number-columns-repeated="7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IN PROGRESS</text:p>
          </table:table-cell>
          <table:table-cell office:value-type="string">
            <text:p>assigned to some members (have not communicated progress), but is not needed until final deliverable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Add tab closing “x”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stretch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utput session info to file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stretch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editable text fields (aple picker mp4)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stretch</text:p>
          </table:table-cell>
          <table:table-cell table:style-name="ce10" office:value-type="string">
            <text:p>Nov 23 2016</text:p>
          </table:table-cell>
          <table:table-cell office:value-type="string">
            <text:p>IN PROGRESS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allow user to select multiple rows</text:p>
          </table:table-cell>
          <table:table-cell table:number-columns-repeated="7"/>
          <table:table-cell office:value-type="string">
            <text:p>stretch</text:p>
          </table:table-cell>
          <table:table-cell table:style-name="ce10"/>
          <table:table-cell office:value-type="string">
            <text:p>not assigned</text:p>
          </table:table-cell>
          <table:table-cell office:value-type="string">
            <text:p>this feature is similar to how the user selected list works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change ui to be more aesthetically pleasing</text:p>
          </table:table-cell>
          <table:table-cell table:number-columns-repeated="7"/>
          <table:table-cell office:value-type="string">
            <text:p>stretch</text:p>
          </table:table-cell>
          <table:table-cell table:style-name="ce10" office:value-type="string">
            <text:p>Nov 23 2016</text:p>
          </table:table-cell>
          <table:table-cell office:value-type="string">
            <text:p>IN PROGRESS</text:p>
          </table:table-cell>
          <table:table-cell office:value-type="string">
            <text:p>was assigned to some members, they have not communicated their progres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>
            <text:p>test cases</text:p>
          </table:table-cell>
          <table:table-cell table:number-columns-repeated="7"/>
          <table:table-cell office:value-type="string">
            <text:p>stretch</text:p>
          </table:table-cell>
          <table:table-cell table:style-name="ce10"/>
          <table:table-cell/>
          <table:table-cell office:value-type="string">
            <text:p>left open to everyone, but no time to do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test matrices</text:p>
          </table:table-cell>
          <table:table-cell table:number-columns-repeated="7"/>
          <table:table-cell office:value-type="string">
            <text:p>stretch</text:p>
          </table:table-cell>
          <table:table-cell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6" office:value-type="string">
            <text:p>OTHER</text:p>
          </table:table-cell>
          <table:table-cell table:number-columns-repeated="8"/>
          <table:table-cell table:style-name="ce10"/>
          <table:table-cell table:number-columns-repeated="1013"/>
        </table:table-row>
        <table:table-row table:style-name="ro1">
          <table:table-cell/>
          <table:table-cell table:style-name="ce5" office:value-type="string">
            <text:p>supply a training video</text:p>
          </table:table-cell>
          <table:table-cell table:number-columns-repeated="7"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office:value-type="string">
            <text:p>IN PROGRESS</text:p>
          </table:table-cell>
          <table:table-cell office:value-type="string">
            <text:p>was assigned to some members, they have not communicated their progress</text:p>
          </table:table-cell>
          <table:table-cell table:number-columns-repeated="1011"/>
        </table:table-row>
        <table:table-row table:style-name="ro5">
          <table:table-cell/>
          <table:table-cell table:style-name="ce5" office:value-type="string">
            <text:p>verify the code deck for operation on an iOS platform</text:p>
          </table:table-cell>
          <table:table-cell table:number-columns-repeated="7"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office:value-type="string">
            <text:p>unassigned</text:p>
          </table:table-cell>
          <table:table-cell office:value-type="string">
            <text:p>was going to verify for this stage, but due to time constraints, we are considering this task for the next deliverable</text:p>
          </table:table-cell>
          <table:table-cell table:number-columns-repeated="1011"/>
        </table:table-row>
        <table:table-row table:style-name="ro5">
          <table:table-cell/>
          <table:table-cell table:style-name="ce5" office:value-type="string">
            <text:p>verify the code deck for operation on Windows 7 OR Windows 10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deliver an easy installation wizard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style-name="ce11" office:value-type="string">
            <text:p>NOTE: installation fails on a machine with no QT because a directory was misnamed ("platform" should be "platforms")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deliver an installation guide (PDF)</text:p>
          </table:table-cell>
          <table:table-cell table:number-columns-repeated="8"/>
          <table:table-cell table:style-name="ce10"/>
          <table:table-cell/>
          <table:table-cell table:style-name="ce11" office:value-type="string">
            <text:p>Note: this requirement was not specified until the customer session AFTER deliverable 4 was due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deliver an executable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>
          <table:table-cell/>
          <table:table-cell table:style-name="ce5"/>
          <table:table-cell table:number-columns-repeated="8"/>
          <table:table-cell table:style-name="ce10"/>
          <table:table-cell table:number-columns-repeated="1013"/>
        </table:table-row>
        <table:table-row table:style-name="ro1">
          <table:table-cell/>
          <table:table-cell table:style-name="ce6" office:value-type="string">
            <text:p>DOCUMENTATION</text:p>
          </table:table-cell>
          <table:table-cell table:number-columns-repeated="8"/>
          <table:table-cell table:style-name="ce10"/>
          <table:table-cell table:number-columns-repeated="1013"/>
        </table:table-row>
        <table:table-row table:style-name="ro1">
          <table:table-cell/>
          <table:table-cell table:style-name="ce5" office:value-type="string">
            <text:p>update use case diagram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style-name="ce11"/>
          <table:table-cell table:number-columns-repeated="1011"/>
        </table:table-row>
        <table:table-row table:style-name="ro1">
          <table:table-cell/>
          <table:table-cell table:style-name="ce5" office:value-type="string">
            <text:p>update class diagram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sequence diagram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office:value-type="string">
            <text:p>Note: only one sequence diagram was done at this point because members did not do their task, and it was not specified that there should be more 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package diagram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doc: design patterns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: nov 22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string">
            <text:p>doc: explaining the implemented features (and states if feature is mandatory or stretch)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document: implementation in c++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>
            <text:p>development plans timeline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organize agent-view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6">
          <table:table-cell/>
          <table:table-cell table:style-name="ce5" office:value-type="string">
            <text:p>Organize task management system (Trello)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Optional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Plan task allocation from Stage 2 to Stage 3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Finalize code and merg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Organize meeting minutes up to date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Nov 23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 table:number-rows-repeated="2">
          <table:table-cell/>
          <table:table-cell table:style-name="ce5"/>
          <table:table-cell table:number-columns-repeated="8"/>
          <table:table-cell table:style-name="ce10"/>
          <table:table-cell table:number-columns-repeated="1013"/>
        </table:table-row>
        <table:table-row table:style-name="ro2">
          <table:table-cell table:style-name="ce3" office:value-type="string">
            <text:p>DELIVERABLE 5 (Stage 3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Agent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Tasks</text:p>
          </table:table-cell>
          <table:table-cell table:number-columns-repeated="7"/>
          <table:table-cell table:style-name="ce4" office:value-type="string">
            <text:p>TYPE</text:p>
          </table:table-cell>
          <table:table-cell table:style-name="ce4" office:value-type="string">
            <text:p>DU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>
            <text:p>Vivian</text:p>
          </table:table-cell>
          <table:table-cell table:style-name="ce7" office:value-type="string">
            <text:p>Dennis</text:p>
          </table:table-cell>
          <table:table-cell table:style-name="ce7" office:value-type="string">
            <text:p>Ryan</text:p>
          </table:table-cell>
          <table:table-cell table:style-name="ce7" office:value-type="string">
            <text:p>Moath</text:p>
          </table:table-cell>
          <table:table-cell table:style-name="ce7" office:value-type="string">
            <text:p>Kedar</text:p>
          </table:table-cell>
          <table:table-cell table:style-name="ce7" office:value-type="string">
            <text:p>Anwar</text:p>
          </table:table-cell>
          <table:table-cell table:style-name="ce7" office:value-type="string">
            <text:p>Alice</text:p>
          </table:table-cell>
          <table:table-cell table:style-name="ce7"/>
          <table:table-cell table:number-columns-repeated="1014"/>
        </table:table-row>
        <table:table-row table:style-name="ro2">
          <table:table-cell/>
          <table:table-cell table:style-name="ce4" office:value-type="string">
            <text:p>COD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Add line graph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done</text:p>
          </table:table-cell>
          <table:table-cell office:value-type="string">
            <text:p>graphs were actually done in del 4, but fixed up and no conflicts in del 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Add stacked bar graph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>
            <text:p>allows the user to open, edit and save the records they have edited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>
            <text:p>update the user selected list to work with expanded/the new data sets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style-name="ce5" office:value-type="string">
            <text:p>DONE: dec 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update buttons on USL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style-name="ce5" office:value-type="string">
            <text:p>DONE: dec 5</text:p>
          </table:table-cell>
          <table:table-cell office:value-type="string">
            <text:p>fixed the "remove index" button and added an "undo last index" button. Fixed enabling/disabling of buttons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Fix the user selected list crashing 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style-name="ce5" office:value-type="string">
            <text:p>DONE: dec 5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>
            <text:p>update the user selected list so that it displays the graph for the lis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incomplete</text:p>
          </table:table-cell>
          <table:table-cell office:value-type="string">
            <text:p>we've included both pseudo code and part of the code for the feature (commented out). These are provided in the document and the code itself</text:p>
          </table:table-cell>
          <table:table-cell table:number-columns-repeated="1011"/>
        </table:table-row>
        <table:table-row table:style-name="ro5">
          <table:table-cell/>
          <table:table-cell table:style-name="ce5" office:value-type="string">
            <text:p>fix the crashing issue when loading the new sample data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DONE: dec 5</text:p>
          </table:table-cell>
          <table:table-cell table:number-columns-repeated="1012"/>
        </table:table-row>
        <table:table-row table:style-name="ro4">
          <table:table-cell/>
          <table:table-cell table:style-name="ce5" office:value-type="string">
            <text:p>implement navigation of erroneous entries when CSV files are loaded for the first time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DONE: dec 2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change ui to be more aesthetically pleasing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add day/night theme changer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add a splash screen</text:p>
          </table:table-cell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office:value-type="string">
            <text:p>DONE: dec 5</text:p>
          </table:table-cell>
          <table:table-cell table:number-columns-repeated="1012"/>
        </table:table-row>
        <table:table-row table:style-name="ro2">
          <table:table-cell/>
          <table:table-cell table:style-name="ce5"/>
          <table:table-cell table:number-columns-repeated="8"/>
          <table:table-cell table:style-name="ce10"/>
          <table:table-cell table:number-columns-repeated="1013"/>
        </table:table-row>
        <table:table-row table:style-name="ro1">
          <table:table-cell/>
          <table:table-cell table:style-name="ce5" office:value-type="string">
            <text:p>test cases</text:p>
          </table:table-cell>
          <table:table-cell table:number-columns-repeated="7"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test matrices</text:p>
          </table:table-cell>
          <table:table-cell table:number-columns-repeated="7"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2">
          <table:table-cell/>
          <table:table-cell table:style-name="ce5"/>
          <table:table-cell table:number-columns-repeated="8"/>
          <table: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string">
            <text:p>OTHER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>
            <text:p>verify the code deck for operation on an iOS platform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office:value-type="string">
            <text:p>we decided against this goal</text:p>
          </table:table-cell>
          <table:table-cell table:number-columns-repeated="1012"/>
        </table:table-row>
        <table:table-row table:style-name="ro5">
          <table:table-cell/>
          <table:table-cell table:style-name="ce5" office:value-type="string">
            <text:p>verify the code deck for operation on Windows 7 OR Windows 10</text:p>
          </table:table-cell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supply a training video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stretch</text:p>
          </table:table-cell>
          <table:table-cell table:style-name="ce10" office:value-type="string">
            <text:p>Dec 7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deliver a user guide (PDF)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deliver an installation guide (PDF)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3">
          <table:table-cell/>
          <table:table-cell table:style-name="ce5" office:value-type="string">
            <text:p>deliver an easy installation wizard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deliver an executable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office:value-type="string">
            <text:p>done</text:p>
          </table:table-cell>
          <table:table-cell table:number-columns-repeated="1012"/>
        </table:table-row>
        <table:table-row table:style-name="ro2">
          <table:table-cell/>
          <table:table-cell table:style-name="ce5"/>
          <table:table-cell table:number-columns-repeated="8"/>
          <table:table-cell table:style-name="ce10"/>
          <table:table-cell table:number-columns-repeated="1013"/>
        </table:table-row>
        <table:table-row table:style-name="ro1">
          <table:table-cell/>
          <table:table-cell table:style-name="ce6" office:value-type="string">
            <text:p>DOCUMENTATION</text:p>
          </table:table-cell>
          <table:table-cell table:number-columns-repeated="8"/>
          <table:table-cell table:style-name="ce10"/>
          <table:table-cell table:number-columns-repeated="1013"/>
        </table:table-row>
        <table:table-row table:style-name="ro1">
          <table:table-cell/>
          <table:table-cell table:style-name="ce5" office:value-type="string">
            <text:p>update class diagram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update use case diagram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update sequence diagrams (at least 4)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>
            <text:p>update package diagram</text:p>
          </table:table-cell>
          <table:table-cell/>
          <table:table-cell office:value-type="string">
            <text:p>x</text:p>
          </table:table-cell>
          <table:table-cell table:number-columns-repeated="6"/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2">
          <table:table-cell/>
          <table:table-cell table:style-name="ce5"/>
          <table:table-cell table:number-columns-repeated="8"/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final doc: title page, table of contents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final doc: code inspec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final doc: implementation in C++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>
            <text:p>final doc: description of requirements implemented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final doc: design patterns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final doc: lessons learnt</text:p>
          </table:table-cell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>
            <text:p>development plans: agent task view (ACTUAL)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5">
          <table:table-cell/>
          <table:table-cell table:style-name="ce5" office:value-type="string">
            <text:p>development plans: agent task view (PLANNED)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development plans: timeline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5" office:value-type="string">
            <text:p>Organize task management system (Trello)</text:p>
          </table:table-cell>
          <table:table-cell table:number-columns-repeated="4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Optional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3">
          <table:table-cell/>
          <table:table-cell table:style-name="ce5" office:value-type="string">
            <text:p>Organize meeting minutes up to date</text:p>
          </table:table-cell>
          <table:table-cell office:value-type="string">
            <text:p>x</text:p>
          </table:table-cell>
          <table:table-cell table:number-columns-repeated="6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Finalize code and merge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Mandatory</text:p>
          </table:table-cell>
          <table:table-cell table:style-name="ce10" office:value-type="string">
            <text:p>Dec 7 2016</text:p>
          </table:table-cell>
          <table:table-cell table:number-columns-repeated="1013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Helvetica Neue" svg:font-family="'Helvetica Neue'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12/07/2016</text:date>, <text:time>21:0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creator>Dennis  Ljeti</dc:creator>
    <dc:date>2016-12-07T21:07:34.64</dc:date>
    <meta:editing-cycles>32</meta:editing-cycles>
    <meta:editing-duration>PT1H9M29S</meta:editing-duration>
    <meta:document-statistic meta:table-count="1" meta:cell-count="692" meta:object-count="0"/>
  </office:meta>
</office:document-meta>
</file>